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dbc5" officeooo:paragraph-rsid="001fdbc5"/>
    </style:style>
    <style:style style:name="P2" style:family="paragraph" style:parent-style-name="Standard">
      <style:text-properties officeooo:rsid="00210eb1" officeooo:paragraph-rsid="00210eb1"/>
    </style:style>
    <style:style style:name="P3" style:family="paragraph" style:parent-style-name="Standard">
      <style:text-properties officeooo:rsid="00210eb1" officeooo:paragraph-rsid="0021f609"/>
    </style:style>
    <style:style style:name="P4" style:family="paragraph" style:parent-style-name="Standard">
      <style:text-properties officeooo:rsid="00224f46" officeooo:paragraph-rsid="00224f46"/>
    </style:style>
    <style:style style:name="P5" style:family="paragraph" style:parent-style-name="Standard">
      <style:text-properties officeooo:rsid="00224f46" officeooo:paragraph-rsid="0023eb85"/>
    </style:style>
    <style:style style:name="P6" style:family="paragraph" style:parent-style-name="Standard">
      <style:text-properties officeooo:rsid="0023eb85" officeooo:paragraph-rsid="0023eb85"/>
    </style:style>
    <style:style style:name="P7" style:family="paragraph" style:parent-style-name="Standard">
      <style:text-properties officeooo:rsid="00242151" officeooo:paragraph-rsid="00242151"/>
    </style:style>
    <style:style style:name="P8" style:family="paragraph" style:parent-style-name="Standard">
      <style:text-properties officeooo:rsid="00245048" officeooo:paragraph-rsid="00245048"/>
    </style:style>
    <style:style style:name="P9" style:family="paragraph" style:parent-style-name="Standard">
      <style:text-properties officeooo:rsid="0021f609" officeooo:paragraph-rsid="0021f609"/>
    </style:style>
    <style:style style:name="P10" style:family="paragraph" style:parent-style-name="Standard">
      <style:text-properties officeooo:rsid="00242151" officeooo:paragraph-rsid="00242151"/>
    </style:style>
    <style:style style:name="P11" style:family="paragraph" style:parent-style-name="Standard" style:list-style-name="L1">
      <style:text-properties officeooo:rsid="00242151" officeooo:paragraph-rsid="00242151"/>
    </style:style>
    <style:style style:name="P12" style:family="paragraph" style:parent-style-name="Standard">
      <style:text-properties officeooo:rsid="0025222a" officeooo:paragraph-rsid="0025222a"/>
    </style:style>
    <style:style style:name="P13" style:family="paragraph" style:parent-style-name="Standard">
      <style:text-properties officeooo:rsid="00259942" officeooo:paragraph-rsid="00259942"/>
    </style:style>
    <style:style style:name="T1" style:family="text">
      <style:text-properties officeooo:rsid="0023eb85"/>
    </style:style>
    <style:style style:name="T2" style:family="text">
      <style:text-properties officeooo:rsid="002421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nbeschreibung</text:p>
      <text:p text:style-name="P1"/>
      <text:p text:style-name="P2">Ziel des Projekts war das Erstellen einer Android-App innerhalb einer Gruppe. Das Projekt lässt sich in drei Abschnitte unterteilen:</text:p>
      <text:p text:style-name="P3">Die Planungsphase, in welcher wir ein Pflichtenheft mit den Muss- und Kannkriterien (Bonus), einen Zeitplan für den geplanten weiteren Verlauf des Projekts sowie einem ersten Mockup erstellt haben. Den Abschluss der Planungsphase bildete die Zwischenpräsentation.</text:p>
      <text:p text:style-name="P9">Nach der Präsentation begann die Entwicklungsphase, in welcher die App programmiert wurde. </text:p>
      <text:p text:style-name="P9">Die dritte Phase des Projekts ist die Abgabephase, in welcher die App getestet und eventuelle Bugs gefixt werden. Außerdem wird die Dokumentation geschrieben und die fertige App in einer Endpräsentation vorgestellt.</text:p>
      <text:p text:style-name="P3"/>
      <text:p text:style-name="P4">Ablauf des Projekts</text:p>
      <text:p text:style-name="P4"/>
      <text:p text:style-name="P6">24.10.2016 bis 6.11.2016:</text:p>
      <text:p text:style-name="P5">Nachdem die Gruppe in der ersten Übung gebildet wurde, haben wir eine Skype-Konferenz mit allen Gruppenmitgliedern eingerichtet. Die Möglichkeit sich ständig innerhalb der Gruppe auszutauschen, hat es uns ermöglicht, auf Gruppentreffen zu verzichten. Um Daten auszutauschen und zu gewährleisten, das alle Gruppenmitglieder immer auf dem aktuellen Stand sind, wurde ein Repository in GitHub eingerichtet. <text:span text:style-name="T1">Die ersten Inhalte des Repositoriy‘s waren das Basisprojekt sowie ein leeres Pflichtenheft.</text:span></text:p>
      <text:p text:style-name="P5"/>
      <text:p text:style-name="P5"/>
      <text:p text:style-name="P6">7.11.2016 bis <text:span text:style-name="T2">20.11.2016</text:span></text:p>
      <text:p text:style-name="P7">In diesem Zeitraum wurde das Pflichtenheft gefüllt. Die Inhalte waren:</text:p>
      <text:list xml:id="list6379573759888086766" text:style-name="L1">
        <text:list-item>
          <text:p text:style-name="P11">unsere damalige Aufgabenverteilung innerhalb der Gruppe</text:p>
        </text:list-item>
        <text:list-item>
          <text:p text:style-name="P11">die vorgegebenen Musskriterien sowie die von uns gewählten Kannkriterien an die App</text:p>
        </text:list-item>
        <text:list-item>
          <text:p text:style-name="P11">der erste Entwurf für den Aufbau der App</text:p>
        </text:list-item>
        <text:list-item>
          <text:p text:style-name="P11">ein Zeitplan für den weiteren Projektverlauf</text:p>
        </text:list-item>
      </text:list>
      <text:p text:style-name="P7">Außerdem haben wir für die anstehende Zwischenpräsentation MockUp unserer App erstellt.</text:p>
      <text:p text:style-name="P7"/>
      <text:p text:style-name="P7">21.11.2016 bis 27.11.2016</text:p>
      <text:p text:style-name="P7">In dieser Woche haben wir die Zwischenpräsentation ausgearbeitet und gehalten. Darin wurde der Inhalt des Pflichtenheftes sowie unsere MockUps vorgestellt.</text:p>
      <text:p text:style-name="P7">Die MockUps der anderen Gruppen haben uns inspiriert und dafür gesorgt, dass wir im Anschluss an die Zwischenpräsentation das geplanten Aussehen und den damit verbundenen Aufbau der App verworfen haben. </text:p>
      <text:p text:style-name="P4"/>
      <text:p text:style-name="P8">01.12.2016 bis 31.12.2016</text:p>
      <text:p text:style-name="P8">Eigentlich hatten wir vorgesehen, in diesem Zeitraum die App zu programmieren. Tatsächlich geschah hier jedoch fast nichts.</text:p>
      <text:p text:style-name="P8"/>
      <text:p text:style-name="P8">01.01.2017 bis 22.01.2017</text:p>
      <text:p text:style-name="P12">In diesem Zeitraum wurde die App entwickelt. Ursprünglich war geplant, das alle Gruppenmitglieder Code beisteuern. Da wir allerdings im Dezember bereits soviel Zeit verloren haben, wurde die App lediglich von unseren beiden Mitgliedern mit der meisten Programmiererfahrung fertiggestellt.</text:p>
      <text:p text:style-name="P12"/>
      <text:p text:style-name="P13">23.01.2017 bis 29.01.2017</text:p>
      <text:p text:style-name="P13">Die fertige App wurde nun innerhalb der Gruppe getestet und letzte Bugfixes wurden vorgenommen.</text:p>
      <text:p text:style-name="P13"/>
      <text:p text:style-name="P13"><text:soft-page-break/>30.01.2017 bis 05.02.2017</text:p>
      <text:p text:style-name="P13">In der letzten Projektwoche fand die Endpräsentation statt. Hier haben wir die fertige App vorgestellt und konnten demonstrieren, dass sie alle Musskriterien erfüllt. Außerdem haben wir den zu Beginn aufgestellten Zeitplan mit dem tatsächlichen Projektablauf verglichen.</text:p>
      <text:p text:style-name="P13">Zum Schluss haben wir die Dokumentation fertiggestellt und alle erforderlichen Daten für die Abgabe vorber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0:55:53.164000000</meta:creation-date>
    <dc:date>2017-02-05T12:43:18.552000000</dc:date>
    <meta:editing-duration>PT23M4S</meta:editing-duration>
    <meta:editing-cycles>3</meta:editing-cycles>
    <meta:generator>LibreOffice/5.1.6.2$Windows_x86 LibreOffice_project/07ac168c60a517dba0f0d7bc7540f5afa45f0909</meta:generator>
    <meta:document-statistic meta:table-count="0" meta:image-count="0" meta:object-count="0" meta:page-count="2" meta:paragraph-count="27" meta:word-count="415" meta:character-count="3038" meta:non-whitespace-character-count="2652"/>
  </office:meta>
</office:document-meta>
</file>